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29.31pt"/>
    </style:style>
    <style:style style:name="co4" style:family="table-column">
      <style:table-column-properties fo:break-before="auto" style:column-width="188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eeeeee"/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2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Ticker</text:p>
          </table:table-cell>
          <table:table-cell table:style-name="ce4" office:value-type="string" calcext:value-type="string">
            <text:p>Price</text:p>
          </table:table-cell>
          <table:table-cell table:style-name="ce2"/>
          <table:table-cell table:style-name="ce1" office:value-type="string" calcext:value-type="string">
            <text:p>Note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aapl</text:p>
          </table:table-cell>
          <table:table-cell table:formula="of:=COM.IEX.API.LOCALC.PYTHON.IEXIMPL.IEXPRICE([.A2])" office:value-type="float" office:value="165.55" calcext:value-type="float">
            <text:p>165.55</text:p>
          </table:table-cell>
          <table:table-cell/>
          <table:table-cell office:value-type="string" calcext:value-type="string">
            <text:p>St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bm</text:p>
          </table:table-cell>
          <table:table-cell table:formula="of:=COM.IEX.API.LOCALC.PYTHON.IEXIMPL.IEXPRICE([.A3])" office:value-type="float" office:value="153.21" calcext:value-type="float">
            <text:p>153.21</text:p>
          </table:table-cell>
          <table:table-cell/>
          <table:table-cell office:value-type="string" calcext:value-type="string">
            <text:p>St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mm</text:p>
          </table:table-cell>
          <table:table-cell table:formula="of:=COM.IEX.API.LOCALC.PYTHON.IEXIMPL.IEXPRICE([.A4])" office:value-type="float" office:value="230.11" calcext:value-type="float">
            <text:p>230.11</text:p>
          </table:table-cell>
          <table:table-cell/>
          <table:table-cell office:value-type="string" calcext:value-type="string">
            <text:p>St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</text:p>
          </table:table-cell>
          <table:table-cell table:formula="of:=COM.IEX.API.LOCALC.PYTHON.IEXIMPL.IEXPRICE([.A5])" office:value-type="float" office:value="14.735" calcext:value-type="float">
            <text:p>14.74</text:p>
          </table:table-cell>
          <table:table-cell/>
          <table:table-cell office:value-type="string" calcext:value-type="string">
            <text:p>St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tb</text:p>
          </table:table-cell>
          <table:table-cell table:formula="of:=COM.IEX.API.LOCALC.PYTHON.IEXIMPL.IEXPRICE([.A6])" office:value-type="float" office:value="48.815" calcext:value-type="float">
            <text:p>48.82</text:p>
          </table:table-cell>
          <table:table-cell/>
          <table:table-cell office:value-type="string" calcext:value-type="string">
            <text:p>ET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tb</text:p>
          </table:table-cell>
          <table:table-cell table:formula="of:=COM.IEX.API.LOCALC.PYTHON.IEXIMPL.IEXPRICE([.A7])" office:value-type="float" office:value="49.7" calcext:value-type="float">
            <text:p>49.70</text:p>
          </table:table-cell>
          <table:table-cell/>
          <table:table-cell office:value-type="string" calcext:value-type="string">
            <text:p>ET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ibx</text:p>
          </table:table-cell>
          <table:table-cell table:formula="of:=COM.IEX.API.LOCALC.PYTHON.IEXIMPL.IEXPRICE([.A8])" office:value-type="string" office:string-value="Not Found" calcext:value-type="string">
            <text:p>Not Found</text:p>
          </table:table-cell>
          <table:table-cell/>
          <table:table-cell office:value-type="string" calcext:value-type="string">
            <text:p>MUT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sbx</text:p>
          </table:table-cell>
          <table:table-cell table:formula="of:=COM.IEX.API.LOCALC.PYTHON.IEXIMPL.IEXPRICE([.A9])" office:value-type="string" office:string-value="Not Found" calcext:value-type="string">
            <text:p>Not Found</text:p>
          </table:table-cell>
          <table:table-cell/>
          <table:table-cell office:value-type="string" calcext:value-type="string">
            <text:p>MUTF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4">00/00/0000</text:date>, <text:time style:data-style-name="N2" text:time-value="11:38:55.531929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7:03:45.115142239</meta:creation-date>
    <dc:date>2018-02-14T13:19:06.840800713</dc:date>
    <meta:editing-duration>PT2H27M39S</meta:editing-duration>
    <meta:editing-cycles>4</meta:editing-cycles>
    <meta:generator>LibreOffice/5.4.5.1$MacOSX_X86_64 LibreOffice_project/79c9829dd5d8054ec39a82dc51cd9eff340dbee8</meta:generator>
    <meta:document-statistic meta:table-count="1" meta:cell-count="27" meta:object-count="0"/>
  </office:meta>
</office:document-meta>
</file>